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language="cs" fo:country="CZ"/>
    </style:style>
    <style:style style:name="P3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12">
      <style:paragraph-properties fo:text-align="start" style:justify-single-word="false"/>
    </style:style>
    <style:style style:name="P9" style:family="paragraph" style:parent-style-name="Text_20_body" style:list-style-name="L13">
      <style:paragraph-properties fo:text-align="start" style:justify-single-word="false"/>
    </style:style>
    <style:style style:name="P10" style:family="paragraph" style:parent-style-name="Text_20_body" style:list-style-name="L14">
      <style:paragraph-properties fo:text-align="start" style:justify-single-word="false"/>
    </style:style>
    <style:style style:name="P11" style:family="paragraph" style:parent-style-name="Text_20_body" style:list-style-name="L15">
      <style:paragraph-properties fo:text-align="start" style:justify-single-word="false"/>
    </style:style>
    <style:style style:name="P12" style:family="paragraph" style:parent-style-name="Text_20_body" style:list-style-name="L16">
      <style:paragraph-properties fo:text-align="start" style:justify-single-word="false"/>
    </style:style>
    <style:style style:name="P13" style:family="paragraph" style:parent-style-name="Text_20_body" style:list-style-name="L17">
      <style:paragraph-properties fo:text-align="start" style:justify-single-word="false"/>
    </style:style>
    <style:style style:name="P14" style:family="paragraph" style:parent-style-name="Text_20_body" style:list-style-name="L18">
      <style:paragraph-properties fo:text-align="start" style:justify-single-word="false"/>
    </style:style>
    <style:style style:name="P15" style:family="paragraph" style:parent-style-name="Text_20_body" style:list-style-name="L19">
      <style:paragraph-properties fo:text-align="start" style:justify-single-word="false"/>
    </style:style>
    <style:style style:name="P16" style:family="paragraph" style:parent-style-name="Text_20_body" style:list-style-name="L20">
      <style:paragraph-properties fo:text-align="start" style:justify-single-word="false"/>
    </style:style>
    <style:style style:name="P17" style:family="paragraph" style:parent-style-name="Text_20_body" style:list-style-name="L21">
      <style:paragraph-properties fo:text-align="start" style:justify-single-word="false"/>
    </style:style>
    <style:style style:name="P18" style:family="paragraph" style:parent-style-name="Text_20_body" style:list-style-name="L22">
      <style:paragraph-properties fo:text-align="start" style:justify-single-word="false"/>
    </style:style>
    <style:style style:name="P19" style:family="paragraph" style:parent-style-name="Text_20_body" style:list-style-name="L23">
      <style:paragraph-properties fo:text-align="start" style:justify-single-word="false"/>
    </style:style>
    <style:style style:name="P20" style:family="paragraph" style:parent-style-name="Text_20_body" style:list-style-name="L24">
      <style:paragraph-properties fo:text-align="start" style:justify-single-word="false"/>
    </style:style>
    <style:style style:name="P21" style:family="paragraph" style:parent-style-name="Text_20_body" style:list-style-name="L26">
      <style:paragraph-properties fo:text-align="start" style:justify-single-word="false"/>
    </style:style>
    <style:style style:name="P22" style:family="paragraph" style:parent-style-name="Text_20_body" style:list-style-name="L27">
      <style:paragraph-properties fo:text-align="start" style:justify-single-word="false"/>
    </style:style>
    <style:style style:name="P23" style:family="paragraph" style:parent-style-name="Text_20_body" style:list-style-name="L28">
      <style:paragraph-properties fo:text-align="start" style:justify-single-word="false"/>
    </style:style>
    <style:style style:name="P24" style:family="paragraph" style:parent-style-name="Text_20_body" style:list-style-name="L30">
      <style:paragraph-properties fo:text-align="start" style:justify-single-word="false"/>
    </style:style>
    <style:style style:name="P25" style:family="paragraph" style:parent-style-name="Text_20_body" style:list-style-name="L36">
      <style:paragraph-properties fo:text-align="start" style:justify-single-word="false"/>
    </style:style>
    <style:style style:name="P26" style:family="paragraph" style:parent-style-name="Text_20_body">
      <style:paragraph-properties fo:text-align="start" style:justify-single-word="false"/>
      <style:text-properties fo:language="en" fo:country="US"/>
    </style:style>
    <style:style style:name="P27" style:family="paragraph" style:parent-style-name="Text_20_body" style:list-style-name="L4">
      <style:paragraph-properties fo:text-align="start" style:justify-single-word="false"/>
      <style:text-properties fo:language="en" fo:country="US"/>
    </style:style>
    <style:style style:name="P28" style:family="paragraph" style:parent-style-name="Text_20_body" style:list-style-name="L6">
      <style:paragraph-properties fo:text-align="start" style:justify-single-word="false"/>
      <style:text-properties fo:language="en" fo:country="US"/>
    </style:style>
    <style:style style:name="P29" style:family="paragraph" style:parent-style-name="Text_20_body">
      <style:paragraph-properties fo:text-align="start" style:justify-single-word="false"/>
      <style:text-properties fo:language="cs" fo:country="CZ"/>
    </style:style>
    <style:style style:name="P30" style:family="paragraph" style:parent-style-name="Text_20_body" style:list-style-name="L7">
      <style:paragraph-properties fo:text-align="start" style:justify-single-word="false"/>
      <style:text-properties fo:language="cs" fo:country="CZ"/>
    </style:style>
    <style:style style:name="P31" style:family="paragraph" style:parent-style-name="Text_20_body" style:list-style-name="L25">
      <style:paragraph-properties fo:text-align="start" style:justify-single-word="false"/>
      <style:text-properties fo:language="cs" fo:country="CZ"/>
    </style:style>
    <style:style style:name="P32" style:family="paragraph" style:parent-style-name="Text_20_body" style:list-style-name="L8">
      <style:paragraph-properties fo:text-align="start" style:justify-single-word="false"/>
      <style:text-properties fo:language="cs" fo:country="CZ" fo:font-weight="normal" style:font-weight-asian="normal" style:font-weight-complex="normal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25">
      <style:paragraph-properties fo:margin-left="2.491cm" fo:margin-right="0cm" fo:text-indent="-0.635cm" style:auto-text-indent="false"/>
      <style:text-properties fo:language="cs" fo:country="CZ"/>
    </style:style>
    <style:style style:name="P40" style:family="paragraph" style:parent-style-name="Text_20_body" style:list-style-name="L25">
      <style:paragraph-properties fo:margin-left="3.736cm" fo:margin-right="0cm" fo:text-indent="-0.635cm" style:auto-text-indent="false"/>
      <style:text-properties fo:language="cs" fo:country="CZ"/>
    </style:style>
    <style:style style:name="P41" style:family="paragraph" style:parent-style-name="Text_20_body" style:list-style-name="L25">
      <style:paragraph-properties fo:margin-left="3.736cm" fo:margin-right="0cm" fo:text-indent="-0.635cm" style:auto-text-indent="false"/>
      <style:text-properties fo:language="en" fo:country="US"/>
    </style:style>
    <style:style style:name="P42" style:family="paragraph" style:parent-style-name="Heading_20_3">
      <style:paragraph-properties fo:text-align="center" style:justify-single-word="false"/>
    </style:style>
    <style:style style:name="P43" style:family="paragraph" style:parent-style-name="Heading_20_3">
      <style:paragraph-properties fo:text-align="center" style:justify-single-word="false"/>
      <style:text-properties fo:language="cs" fo:country="CZ"/>
    </style:style>
    <style:style style:name="P44" style:family="paragraph" style:parent-style-name="Heading_20_1">
      <style:paragraph-properties fo:text-align="center" style:justify-single-word="false"/>
      <style:text-properties fo:language="en" fo:country="US"/>
    </style:style>
    <style:style style:name="P45" style:family="paragraph" style:parent-style-name="Heading_20_1">
      <style:paragraph-properties fo:text-align="center" style:justify-single-word="false"/>
      <style:text-properties fo:language="cs" fo:country="CZ"/>
    </style:style>
    <style:style style:name="P46" style:family="paragraph" style:parent-style-name="Standard" style:list-style-name="L1"/>
    <style:style style:name="P47" style:family="paragraph" style:parent-style-name="Standard" style:list-style-name="L2"/>
    <style:style style:name="P48" style:family="paragraph" style:parent-style-name="Standard" style:list-style-name="L3"/>
    <style:style style:name="P49" style:family="paragraph" style:parent-style-name="Standard" style:list-style-name="L5"/>
    <style:style style:name="P50" style:family="paragraph" style:parent-style-name="Standard" style:list-style-name="L5">
      <style:text-properties fo:language="en" fo:country="US"/>
    </style:style>
    <style:style style:name="P51" style:family="paragraph" style:parent-style-name="Standard" style:list-style-name="L5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52" style:family="paragraph" style:parent-style-name="Standard" style:list-style-name="L9"/>
    <style:style style:name="P53" style:family="paragraph" style:parent-style-name="Standard" style:list-style-name="L10"/>
    <style:style style:name="P54" style:family="paragraph" style:parent-style-name="Standard" style:list-style-name="L11"/>
    <style:style style:name="P55" style:family="paragraph" style:parent-style-name="Standard" style:list-style-name="L5">
      <style:paragraph-properties fo:margin-left="1.245cm" fo:margin-right="0cm" fo:text-align="start" style:justify-single-word="false" fo:text-indent="-0.635cm" style:auto-text-indent="false"/>
    </style:style>
    <style:style style:name="P56" style:family="paragraph" style:parent-style-name="Standard">
      <style:paragraph-properties fo:margin-left="1.245cm" fo:margin-right="0cm" fo:text-align="start" style:justify-single-word="false" fo:text-indent="-0.635cm" style:auto-text-indent="false"/>
      <style:text-properties fo:language="en" fo:country="US"/>
    </style:style>
    <style:style style:name="P57" style:family="paragraph" style:parent-style-name="Standard" style:list-style-name="L5">
      <style:paragraph-properties fo:margin-left="1.245cm" fo:margin-right="0cm" fo:text-align="start" style:justify-single-word="false" fo:text-indent="-0.635cm" style:auto-text-indent="false"/>
      <style:text-properties fo:language="en" fo:country="US"/>
    </style:style>
    <style:style style:name="P58" style:family="paragraph" style:parent-style-name="Heading">
      <style:paragraph-properties fo:text-align="center" style:justify-single-word="false"/>
      <style:text-properties fo:language="cs" fo:country="CZ" fo:font-weight="bold" style:font-weight-asian="bold" style:font-weight-complex="bold"/>
    </style:style>
    <style:style style:name="P59" style:family="paragraph" style:parent-style-name="Heading" style:list-style-name="L25"/>
    <style:style style:name="P60" style:family="paragraph" style:parent-style-name="Heading_20_2">
      <style:paragraph-properties fo:text-align="center" style:justify-single-word="false"/>
    </style:style>
    <style:style style:name="P61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62" style:family="paragraph" style:parent-style-name="Heading_20_2">
      <style:paragraph-properties fo:text-align="center" style:justify-single-word="false"/>
      <style:text-properties fo:language="en" fo:country="US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cs" fo:country="CZ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ntextovy model - kdo, co, definice komunikace</text:p>
      <text:p text:style-name="Standard"/>
      <text:p text:style-name="Standard"/>
      <text:p text:style-name="Standard"><text:s text:c="14"/>Jak se ptat</text:p>
      <text:p text:style-name="Standard"/>
      <text:p text:style-name="Standard"><text:s text:c="10"/>Workshop/Interview</text:p>
      <text:p text:style-name="Standard">1,5 h minimum - 1/2 h, 3/4 h</text:p>
      <text:p text:style-name="Standard"/>
      <text:p text:style-name="Standard"><text:s text:c="10"/>Sledovani uzivatelu</text:p>
      <text:p text:style-name="Standard"/>
      <text:p text:style-name="Standard"/>
      <text:p text:style-name="Standard"><text:s text:c="10"/>Dotazniky</text:p>
      <text:p text:style-name="Standard"><text:s text:c="10"/></text:p>
      <text:p text:style-name="Standard"><text:s text:c="10"/>Sampion v tymu (Agilni pristup)</text:p>
      <text:p text:style-name="Standard">znalec pracuje s SW, komunikuje s teamem</text:p>
      <text:p text:style-name="Standard"/>
      <text:p text:style-name="Standard"/>
      <text:p text:style-name="Standard">podnikatelske pozadavky = to, co chce zakaznik</text:p>
      <text:p text:style-name="Standard">podnikatelska pravidla = pevne dane(normy, zakony)]</text:p>
      <text:p text:style-name="Standard"/>
      <text:p text:style-name="Standard"/>
      <text:p text:style-name="Standard"/>
      <text:p text:style-name="Standard"><text:s text:c="14"/>Zakaznicke pozadavky</text:p>
      <text:p text:style-name="Standard">-DOSTUPNOST- jak casto to bude offline, jak casto online</text:p>
      <text:p text:style-name="Standard">-EFEKTIVITA</text:p>
      <text:p text:style-name="Standard">-FLEXIBILITA- rychle se prizpusobuje zakaznickym pozadavkum </text:p>
      <text:p text:style-name="Standard"><text:s text:c="14"/>nebo rozsiritelnost nebo pouziti ve vice oblastech</text:p>
      <text:p text:style-name="Standard"/>
      <text:p text:style-name="Standard"/>
      <text:p text:style-name="Standard"><text:s text:c="14"/>Vlastnosti pozadavku</text:p>
      <text:list xml:id="list29307761" text:style-name="L1">
        <text:list-item>
          <text:p text:style-name="P46">Uplnost(Jednoznacnost)-je specificky zadany(ne slova ALESPON, NANEJVYS, FleXIBILNI, RYCHLEJSI, LEPSI...)</text:p>
        </text:list-item>
      </text:list>
      <text:list xml:id="list29296600" text:style-name="L2">
        <text:list-item>
          <text:p text:style-name="P47">presnost</text:p>
        </text:list-item>
      </text:list>
      <text:list xml:id="list29299185" text:style-name="L3">
        <text:list-item>
          <text:p text:style-name="P48">realizovatelnost</text:p>
        </text:list-item>
        <text:list-item>
          <text:p text:style-name="P48">spravnost</text:p>
        </text:list-item>
        <text:list-item>
          <text:p text:style-name="P48">formalni stranka</text:p>
          <text:p text:style-name="P48"/>
        </text:list-item>
      </text:list>
      <text:p text:style-name="Standard">pozadavky - kratka, vystizna veta, nikoliv popis business procesu</text:p>
      <text:p text:style-name="Standard"><text:s text:c="10"/>- vysvetlene, kdo to dela, co dela a proc</text:p>
      <text:p text:style-name="Standard"/>
      <text:p text:style-name="Standard"/>
      <text:p text:style-name="Standard"/>
      <text:p text:style-name="Standard"><text:s text:c="14"/>Jan Stoklasa</text:p>
      <text:p text:style-name="Standard">- Microsoft</text:p>
      <text:p text:style-name="Standard">- problemy jako vzdalenost - Outsourcing nefunguje sam od sebe (Najmout dobre </text:p>
      <text:p text:style-name="Standard"><text:s text:c="2"/>programatory je tezke)</text:p>
      <text:p text:style-name="Standard"><text:s text:c="8"/>-testy</text:p>
      <text:p text:style-name="Standard"><text:s text:c="8"/>-motivace neni jen financni</text:p>
      <text:p text:style-name="Standard">-prijmaci pohovor - vybrat si ty dobry : overovat zkusenosti</text:p>
      <text:p text:style-name="Standard"/>
      <text:p text:style-name="Standard"/>
      <text:p text:style-name="Standard"><text:s text:c="6"/>Technicky vedouci</text:p>
      <text:p text:style-name="Standard"><text:soft-page-break/>-ziskat respekt-znalost technologii, znalost principu</text:p>
      <text:p text:style-name="Standard"/>
      <text:p text:style-name="Standard"/>
      <text:p text:style-name="Standard"/>
      <text:p text:style-name="Standard"><text:s text:c="22"/>SI-prednaska 22.10.</text:p>
      <text:p text:style-name="Standard"/>
      <text:p text:style-name="Standard"><text:s text:c="22"/>Zmena pozadavku</text:p>
      <text:p text:style-name="Standard">zmene pozadavku rikame i tomu, ze musime pochopit pozadavky od zakaznika</text:p>
      <text:p text:style-name="Standard"/>
      <text:p text:style-name="Standard"><text:s text:c="22"/>Prototypovani</text:p>
      <text:p text:style-name="Standard">-zkusime, jestli je problem resitelnej, "nastrelime jednoduche algoritmy"</text:p>
      <text:p text:style-name="Standard">-delat kod, aby byl znovupouzitelny,</text:p>
      <text:p text:style-name="Standard">- Rapid prototype typicky pro agilni metodiky</text:p>
      <text:p text:style-name="Standard">- Incremental prototyping - vic prototypu, ktere se potom spoji. Nutny refactoring, ktery zajisti odstraneni kodu, ktery je ve vice prototypech</text:p>
      <text:p text:style-name="Standard">- dulezite + zapojeni zakaznika do vyvoje - lepsi komunikace, lepsi dorozumivani, s dobrymi prototypy se zlepsuje hodnoceni zakaznika</text:p>
      <text:p text:style-name="Standard"><text:s text:c="12"/>- (minusy) - fixace na prototyp - nejen u programatoru, ale i u zakaznika</text:p>
      <text:p text:style-name="Standard">- co patri do prototypovani? (Analyza, Navrh, Implementace, Testovani) nebo (Analyza, Navrh, Testovani) <text:s text:c="11"/></text:p>
      <text:p text:style-name="Standard"/>
      <text:p text:style-name="Standard"><text:s text:c="20"/>Domain Specific Languages (DSL)</text:p>
      <text:p text:style-name="Standard">- priblizeni popisu programatorskeho sveta zakaznikovi i spolupracovnikovi (programator, narvhar GUI), aby tomu oba porozumeli</text:p>
      <text:p text:style-name="Standard">- domenove specificky jazyk na vysoke urovni abstrakce = popis oblasti abstraktnejsi nez JAva, C#, konkretnejsi nez UML</text:p>
      <text:p text:style-name="Standard"><text:s text:c="57"/>pr. policejni kod, co rvou policajti do vysilacek v USA</text:p>
      <text:p text:style-name="Standard"><text:s text:c="57"/>- html, konfiguracni soubory Apache, OCL, QVT</text:p>
      <text:p text:style-name="Standard">- XML - obecny jazyk =&gt; html &lt;p&gt; neni obecny element, ale odstavec</text:p>
      <text:p text:style-name="Standard">- Java - neni specificka, muzu si v ni popsat jakoukoliv domenu</text:p>
      <text:p text:style-name="Standard">- SQL - 1/2 vs 1/2, obecne pouziti nad spoustou databazi, ale v databazich</text:p>
      <text:p text:style-name="Standard"/>
      <text:p text:style-name="Standard"/>
      <text:p text:style-name="Standard">- pisem DSL nad DSL</text:p>
      <text:p text:style-name="Standard"/>
      <text:p text:style-name="Standard"/>
      <text:p text:style-name="Standard"><text:s text:c="20"/>Generovani kodu <text:s text:c="7"/></text:p>
      <text:p text:style-name="Standard">- pasivni generatory - EA, Netbeans - prepsani kodu</text:p>
      <text:p text:style-name="Standard">- aktivni generatory, pri kompilaci nebo za behu neco doplni - Ruby on Rails, generovani podle anotaci, funkce Eval v PHP, Reflection (Java, C#)</text:p>
      <text:p text:style-name="Standard">- JID generators, pouzit DSL </text:p>
      <text:p text:style-name="Standard">- generatory <text:s/>+ zrychleni prace</text:p>
      <text:p text:style-name="Standard"><text:s text:c="14"/>+ zlepseni kodu</text:p>
      <text:p text:style-name="Standard"><text:s text:c="14"/>- svazuji </text:p>
      <text:p text:style-name="Standard"><text:s text:c="14"/>- mozna zavislost na SW, (generatoru) treti strany - kdyz treti strana skonci s podporou</text:p>
      <text:p text:style-name="Standard"><text:s text:c="14"/>- kod vypada jinak</text:p>
      <text:p text:style-name="Standard"/>
      <text:p text:style-name="Standard"/>
      <text:p text:style-name="Standard"><text:s text:c="20"/>Model Driven Engineering</text:p>
      <text:p text:style-name="Standard">MDD - snazim se vyvyjet SW, aby odpovidal tomu, co je modelovano</text:p>
      <text:p text:style-name="Standard">MDA - snaha OMG standardizovat postup pri MDD (UML, meta object classify)</text:p>
      <text:p text:style-name="Standard">MDE = to, co provozuju, kdyz chci aplikovat MDD <text:s text:c="34"/></text:p>
      <text:p text:style-name="Standard"><text:soft-page-break/></text:p>
      <text:p text:style-name="Standard">model <text:s text:c="33"/></text:p>
      <text:p text:style-name="Standard">meta model - popisuje model</text:p>
      <text:p text:style-name="Standard">meta meta model - popisuje metamodel</text:p>
      <text:p text:style-name="Standard"/>
      <text:p text:style-name="Standard"/>
      <text:p text:style-name="Standard">4 urovne modelu - Computing Independent - popisuje domenu bez toho, aby byly spojene s IT technikou</text:p>
      <text:p text:style-name="Standard"><text:s text:c="16"/>- Platform Independent - popisuju system, neresim platformu, specifika </text:p>
      <text:p text:style-name="Standard"><text:s text:c="16"/>- Platform Specific Model - popisuju platformu, specifika podle navrhu</text:p>
      <text:p text:style-name="Standard"><text:s text:c="16"/>- Code</text:p>
      <text:p text:style-name="Standard"><text:s text:c="16"/></text:p>
      <text:p text:style-name="Standard"><text:s text:c="16"/>smer dolu - generovani modelu, DSL</text:p>
      <text:p text:style-name="Standard"><text:s text:c="16"/>smer nahoru - reverse engineering</text:p>
      <text:p text:style-name="Standard"><text:s text:c="16"/></text:p>
      <text:p text:style-name="Standard"><text:s text:c="16"/></text:p>
      <text:h text:style-name="P61" text:outline-level="2">Vlastnosti dobreho testu</text:h>
      <text:p text:style-name="Standard">- s velkou pravdepodobnosti objevi chybu</text:p>
      <text:p text:style-name="Standard">- neni redundantni</text:p>
      <text:p text:style-name="Standard">- mel by objevit celou tridu chyb</text:p>
      <text:p text:style-name="Standard">- </text:p>
      <text:p text:style-name="Standard"/>
      <text:p text:style-name="P6"><text:s text:c="10"/><text:span text:style-name="T4">Black-box testing</text:span></text:p>
      <text:p text:style-name="Standard">- zalozeno na funkcnich pozadavcich, jsou pouzivane po white box <text:s text:c="12"/></text:p>
      <text:p text:style-name="Standard"/>
      <text:p text:style-name="Standard"/>
      <text:h text:style-name="Heading_20_3" text:outline-level="3"><text:s text:c="11"/>White-box testing</text:h>
      <text:p text:style-name="Standard">- cyklomaticka slozitost - udava pocet nezavislych cest</text:p>
      <text:p text:style-name="Standard">- nezavisla cesta = cesta, ktera prochazi od zacatku do konce a prochazi alespon jednim </text:p>
      <text:p text:style-name="Standard"><text:s text:c="11"/>prikazem nebo podminkou, kterou neprochazi jina cesta</text:p>
      <text:p text:style-name="P5">- unit – nejmensi kompilovatelna jednotka</text:p>
      <text:p text:style-name="P5">- unit testing – overuju metody, tridu... (jednotku)</text:p>
      <text:p text:style-name="P5">- postupne postupujeme k vetsim celkum – metoda, trida, </text:p>
      <text:p text:style-name="Standard"><text:span text:style-name="T3">- test harness – skript, ktery automaticky</text:span> <text:span text:style-name="T3">vola testy, testovaci metoda pozna podle nazvu tridy, anotace</text:span> <text:s text:c="9"/></text:p>
      <text:p text:style-name="Standard"><text:s text:c="8"/></text:p>
      <text:h text:style-name="P62" text:outline-level="2">Mock objekt (fake objekt)</text:h>
      <text:list xml:id="list29300790" text:style-name="L4">
        <text:list-item>
          <text:p text:style-name="P27">simuluje objekty komunikujici s casti programu, kterou testuju,</text:p>
        </text:list-item>
        <text:list-item>
          <text:p text:style-name="P27">typicky – saha na databazi, na file system, web services. “Falesnou databazi”</text:p>
        </text:list-item>
      </text:list>
      <text:list xml:id="list29304956" text:style-name="L5">
        <text:list-item>
          <text:p text:style-name="P50">testy se zameruji na </text:p>
        </text:list-item>
      </text:list>
      <text:h text:style-name="P62" text:outline-level="2">Code Coverage</text:h>
      <text:list xml:id="list31471727" text:continue-numbering="true" text:style-name="L5">
        <text:list-item>
          <text:p text:style-name="P50">Pocet otestovanych radku</text:p>
        </text:list-item>
        <text:list-item>
          <text:p text:style-name="P50">Branch Coverage</text:p>
        </text:list-item>
        <text:list-item>
          <text:p text:style-name="P50">Segment Coverage</text:p>
        </text:list-item>
        <text:list-item>
          <text:p text:style-name="P49"><text:span text:style-name="T3">Condition Testing</text:span> <text:s text:c="2"/></text:p>
          <text:p text:style-name="P49"><text:soft-page-break/></text:p>
        </text:list-item>
        <text:list-item>
          <text:p text:style-name="P50">Arange – Act – Assert <text:s text:c="3"/>“planovani” -&gt; akce -&gt; overeni</text:p>
        </text:list-item>
        <text:list-item>
          <text:p text:style-name="P50">testy getteru, setteru – neni nejdulezitejsi, pokud jen “vlozim id a ziskam zpet” bez vypoctu</text:p>
        </text:list-item>
        <text:list-item>
          <text:p text:style-name="P50">hledam mista, kde je</text:p>
        </text:list-item>
        <text:list-item>
          <text:p text:style-name="P50">proto se pri dedeni pouziva interface, ne trida</text:p>
          <text:p text:style-name="P50"/>
          <text:p text:style-name="P51">Strategy Unit Testing</text:p>
        </text:list-item>
        <text:list-item>
          <text:p text:style-name="P57">Data Flow Testing = </text:p>
        </text:list-item>
        <text:list-item>
          <text:p text:style-name="P57">Path Testing = pokryti vsech cest, kterymi se muze uzivatel vydat</text:p>
        </text:list-item>
        <text:list-item>
          <text:p text:style-name="P57">Loop Testing = <text:s/>pokryvani cyklu (0 x, 1 x, tolikrat, kolik ma, ½ x , n+1 x)</text:p>
        </text:list-item>
      </text:list>
      <text:p text:style-name="P56"/>
      <text:p text:style-name="P56"/>
      <text:h text:style-name="P44" text:outline-level="1">Co Testovat</text:h>
      <text:list xml:id="list31455048" text:continue-numbering="true" text:style-name="L5">
        <text:list-item>
          <text:p text:style-name="P57">testovat metody s logikou – chovani</text:p>
        </text:list-item>
        <text:list-item>
          <text:p text:style-name="P57">testovat I spatny pruchody, napr. pri dedeni dat predka jako parametr metode</text:p>
        </text:list-item>
        <text:list-item>
          <text:p text:style-name="P57">konzistentni stav objektu</text:p>
        </text:list-item>
        <text:list-item>
          <text:p text:style-name="P57">data – napr. jiny format</text:p>
        </text:list-item>
        <text:list-item>
          <text:p text:style-name="P57">prazdny vstup(nulove delky poli)</text:p>
        </text:list-item>
        <text:list-item>
          <text:p text:style-name="P57">nesmyslne hodnoty</text:p>
        </text:list-item>
      </text:list>
      <text:p text:style-name="P56"/>
      <text:p text:style-name="P56"/>
      <text:h text:style-name="P62" text:outline-level="2">Test Driven development</text:h>
      <text:list xml:id="list29301882" text:style-name="L6">
        <text:list-item>
          <text:p text:style-name="P28">dostanu pozadavky, premyslim, co to bude delat, napisu testy</text:p>
        </text:list-item>
        <text:list-item>
          <text:p text:style-name="P28">zkontroluju, ze vsechny failnou</text:p>
        </text:list-item>
        <text:list-item>
          <text:p text:style-name="P28">naplnim</text:p>
        </text:list-item>
      </text:list>
      <text:p text:style-name="P26"/>
      <text:h text:style-name="P42" text:outline-level="3"><text:span text:style-name="T3">Pl</text:span><text:span text:style-name="T2">án testování zátěže</text:span></text:h>
      <text:list xml:id="list29288517" text:style-name="L7">
        <text:list-item>
          <text:p text:style-name="P30">promyslet, jak bude aplikace zatížená, najít špičky</text:p>
        </text:list-item>
        <text:list-item>
          <text:p text:style-name="P30">př. kolem oběda se zvýší zátěž lidí na facebooku, v pondělí ráno se začnou odbavovat eshopy, aktivita v bankách</text:p>
        </text:list-item>
        <text:list-item>
          <text:p text:style-name="P30">smoke test – pustim to uzivatelum a když zacnou prskat, tak je něco spatne</text:p>
        </text:list-item>
      </text:list>
      <text:p text:style-name="P2"/>
      <text:p text:style-name="P58">Kontinualni integrace</text:p>
      <text:list xml:id="list29297425" text:style-name="L8">
        <text:list-item>
          <text:p text:style-name="P32">systém by měl být funkční po commitu. Ne vždy možné. Aspon jednou denne by to mělo jit.</text:p>
        </text:list-item>
        <text:list-item>
          <text:p text:style-name="P32">Jednou denne = zobrazeni rizik, <text:s/>progress, ...</text:p>
        </text:list-item>
      </text:list>
      <text:list xml:id="list31479251" text:continue-list="list31455048" text:style-name="L5">
        <text:list-header>
          <text:p text:style-name="P55"/>
        </text:list-header>
      </text:list>
      <text:h text:style-name="Heading_20_2" text:outline-level="2"><text:s text:c="46"/><text:span text:style-name="T1">Testovani SW</text:span></text:h>
      <text:list xml:id="list29284307" text:style-name="L9">
        <text:list-item>
          <text:p text:style-name="P52">PROC? :</text:p>
        </text:list-item>
      </text:list>
      <text:list xml:id="list29309708" text:style-name="L10">
        <text:list-item>
          <text:list>
            <text:list-item>
              <text:list>
                <text:list-item>
                  <text:list>
                    <text:list-item>
                      <text:p text:style-name="P53"><text:soft-page-break/>cca 60 miliard stoji chyby v SW</text:p>
                    </text:list-item>
                    <text:list-item>
                      <text:p text:style-name="P53">22,2 miliardy mohlo byt odstraneno v testech</text:p>
                    </text:list-item>
                    <text:list-item>
                      <text:p text:style-name="P53">pad rakety Ariane 5 – odhaleni na simulatoru</text:p>
                    </text:list-item>
                    <text:list-item>
                      <text:p text:style-name="P53">statistika: 10 chyb na 1000 radku, 10 000 chyb 1 mil radku, coz vyzaduje 50 lidi <text:s/></text:p>
                    </text:list-item>
                  </text:list>
                </text:list-item>
              </text:list>
            </text:list-item>
          </text:list>
        </text:list-item>
      </text:list>
      <text:list xml:id="list29309460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4">k jejich odstraneni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ext:p text:style-name="Standard"/>
      <text:p text:style-name="Standard">- pomaha neztracet duveru zakaznika</text:p>
      <text:p text:style-name="Standard">-test by mel neco prinest, pridat hodnotu k tomu, co clovek udela</text:p>
      <text:p text:style-name="Standard"/>
      <text:p text:style-name="Standard">- planovani testu</text:p>
      <text:p text:style-name="Standard">- provedeni testu</text:p>
      <text:p text:style-name="Standard">- porozumeni vysledkum testu</text:p>
      <text:p text:style-name="Standard">- napravna opatreni</text:p>
      <text:p text:style-name="Standard"/>
      <text:h text:style-name="Heading_20_3" text:outline-level="3"><text:tab/>Charakter testu</text:h>
      <text:p text:style-name="Text_20_body">Specifikace – Proc – spatne umistene tlacitko - fajn, ale neodhali, ze funkce tlacitka nefunguje spravne </text:p>
      <text:p text:style-name="Text_20_body">Promyslenost – Jak, cim – platforma, nastroje, profil uzivatele</text:p>
      <text:p text:style-name="Text_20_body">Opakovatelnost - </text:p>
      <text:p text:style-name="Text_20_body">Odpovednost – kdo bude co delat, kdo bude opravovat chyby, kdo je zodpovedny za testovanou <text:tab/><text:tab/><text:tab/>oblast</text:p>
      <text:p text:style-name="Text_20_body">Ekonomicka stranka (ROI "Return of investment") – testovani zabere cas, zdroje...</text:p>
      <text:p text:style-name="Text_20_body"><text:tab/>auto Pontiac – vedeli, ze auto <text:s/>v nemalem procentu zpusobuje smrt pozustalych. Dlouho to <text:tab/><text:tab/><text:tab/>vychazelo, ale <text:s/>pak se pozustali spojili a vysoudili moc penez</text:p>
      <text:p text:style-name="Text_20_body"/>
      <text:h text:style-name="P42" text:outline-level="3">Kdo provadi testovani?</text:h>
      <text:list xml:id="list29291352" text:style-name="L12">
        <text:list-item>
          <text:p text:style-name="P8">uzivatelske rozhrani ma vyhovovat uzivateli</text:p>
        </text:list-item>
        <text:list-item>
          <text:p text:style-name="P8">jiny pohled</text:p>
        </text:list-item>
        <text:list-item>
          <text:p text:style-name="P8">tester nevi, jak program funguje</text:p>
        </text:list-item>
      </text:list>
      <text:p text:style-name="P1"/>
      <text:h text:style-name="P42" text:outline-level="3">Tester</text:h>
      <text:list xml:id="list29283114" text:style-name="L13">
        <text:list-item>
          <text:p text:style-name="P9">technicka zpusobilost – SW architekt navrhne, tester musi vedet, kde hledat potencionalni <text:tab/><text:tab/><text:tab/>chyby</text:p>
        </text:list-item>
        <text:list-item>
          <text:p text:style-name="P9">tvurci mysleni</text:p>
        </text:list-item>
        <text:list-item>
          <text:p text:style-name="P9">kriticke mysleni</text:p>
        </text:list-item>
        <text:list-item>
          <text:p text:style-name="P9">prakticke mysleni – vzit se do vsech tri roli, naplanovat, provest testy</text:p>
        </text:list-item>
      </text:list>
      <text:p text:style-name="P1"/>
      <text:p text:style-name="P1">tri carodejove se meli dostat z cely – 1. pouzil ohen, 2. druhej se chtel teleportovat a proto meditoval, treti zkusil otevrit dvere a odesel</text:p>
      <text:p text:style-name="P1"><text:soft-page-break/></text:p>
      <text:p text:style-name="P1">zlepseni navrhu, analyzy – peer review (kontrola), <text:s/>komunikace s zakaznikem, konzultace s <text:tab/><text:tab/><text:tab/>zadavatelem, zlepseni kvality dokumentace, vic casu na analyzu, navrh, <text:tab/><text:tab/><text:tab/><text:tab/>prototypovani</text:p>
      <text:p text:style-name="P1"><text:s/></text:p>
      <text:h text:style-name="Heading_20_3" text:outline-level="3"><text:tab/><text:tab/>Jak urcit oblasti testovani?</text:h>
      <text:list xml:id="list29312207" text:style-name="L14">
        <text:list-item>
          <text:p text:style-name="P10">Urcit nejvetsi rizika <text:tab/>– kriticka z pohledu business pozadavku zakaznika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databaze, sifrovani..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urcit, co mi pomuze odhalit dalsi chyby </text:p>
        </text:list-item>
        <text:list-item>
          <text:p text:style-name="P10">zjistit, jak bude system pouzivan – u specifickych systemu nemusime vedet, jak bude presne pouzivan</text:p>
        </text:list-item>
        <text:list-item>
          <text:p text:style-name="P10">ROI – zamerit se na to, co mi pomuze uspokojit zakaznika, Paretovo pravidlo (80-20)</text:p>
        </text:list-item>
      </text:list>
      <text:p text:style-name="P1"/>
      <text:p text:style-name="P1"/>
      <text:h text:style-name="P42" text:outline-level="3">Testovaci prostredi</text:h>
      <text:p text:style-name="P1">-bacha na virtualizaci OS</text:p>
      <text:list xml:id="list29286590" text:style-name="L15">
        <text:list-item>
          <text:p text:style-name="P11">zacit s testovanim je lepsi uz v analyze, nikoliv s nim v analyze skoncit</text:p>
        </text:list-item>
        <text:list-item>
          <text:p text:style-name="P11">krom pripravy a ukonceni testuje se furt, jinak, ale stale</text:p>
        </text:list-item>
      </text:list>
      <text:p text:style-name="P1"/>
      <text:h text:style-name="P42" text:outline-level="3">Checklist</text:h>
      <text:list xml:id="list29298119" text:style-name="L16">
        <text:list-item>
          <text:p text:style-name="P12">project v Jave, na jedne strane, co ma program umet, na druhe policka pro odskrtani</text:p>
        </text:list-item>
        <text:list-item>
          <text:p text:style-name="P12">proc ho delam? Vysledek vyhovuje – nevyhovuje, nezapomenout na testy, abych neopomnel nejaky, ktery je dulezity, piloti maj checklist, kterej kontrolujou pred startem, recyklace v dalsich projektech</text:p>
        </text:list-item>
      </text:list>
      <text:p text:style-name="P1"/>
      <text:h text:style-name="P42" text:outline-level="3">Staticke testovani</text:h>
      <text:list xml:id="list29313501" text:style-name="L17">
        <text:list-item>
          <text:p text:style-name="P13">probiha driv nez system existuje</text:p>
        </text:list-item>
        <text:list-item>
          <text:p text:style-name="P13">kontrola dokumentu – jasna formulace</text:p>
        </text:list-item>
        <text:list-item>
          <text:p text:style-name="P13">staticke testovani – kod: komentare?</text:p>
        </text:list-item>
        <text:list-item>
          <text:p text:style-name="P13">It is good if it looks good.</text:p>
        </text:list-item>
        <text:list-item>
          <text:p text:style-name="P13">Staticke analyzatory - {} za if, kvuli pozdejsimu rozvijeni kodu</text:p>
        </text:list-item>
        <text:list-item>
          <text:p text:style-name="P13">dokumentace + konzultace ( konzultacni firmy ) – nudne, ale dobre placene</text:p>
        </text:list-item>
      </text:list>
      <text:h text:style-name="P42" text:outline-level="3">Blackbox testing</text:h>
      <text:list xml:id="list29309697" text:style-name="L18">
        <text:list-item>
          <text:p text:style-name="P14">chova se SW tak, jak ma, jak bych cekal?</text:p>
        </text:list-item>
        <text:list-item>
          <text:p text:style-name="P14"><text:soft-page-break/>Testovani chovani, behavior testing</text:p>
        </text:list-item>
        <text:list-item>
          <text:p text:style-name="P14">patri pod nej akceptacni test</text:p>
          <text:p text:style-name="P14"/>
        </text:list-item>
      </text:list>
      <text:list xml:id="list29289116" text:style-name="L19">
        <text:list-item>
          <text:p text:style-name="P15">Odhadnuti mista vyskytu chyby</text:p>
        </text:list-item>
        <text:list-item>
          <text:p text:style-name="P15">testovani pomoci grafove analyzy, (vetveni) </text:p>
        </text:list-item>
        <text:list-item>
          <text:p text:style-name="P15">Analyza meznich hodnot</text:p>
        </text:list-item>
        <text:list-item>
          <text:p text:style-name="P15">Analyza pomoci trid ekvivalence – reprezentanti</text:p>
        </text:list-item>
      </text:list>
      <text:list xml:id="list29309223" text:style-name="L20">
        <text:list-item>
          <text:p text:style-name="P16">Alpha a Beta testing</text:p>
        </text:list-item>
        <text:list-item>
          <text:p text:style-name="P16">Klady:</text:p>
          <text:list>
            <text:list-item>
              <text:list>
                <text:list-item>
                  <text:p text:style-name="P16">Tester nemusi byt technik</text:p>
                </text:list-item>
                <text:list-item>
                  <text:p text:style-name="P16">Overi rozpory mezi systemem a specifikaci</text:p>
                </text:list-item>
                <text:list-item>
                  <text:p text:style-name="P16">Test cases mohou byt vytvoreny hned, jak je hotova funkcni specifikace</text:p>
                </text:list-item>
              </text:list>
            </text:list-item>
          </text:list>
        </text:list-item>
      </text:list>
      <text:list xml:id="list29311524" text:style-name="L21">
        <text:list-item>
          <text:p text:style-name="P17">Nevyhody</text:p>
          <text:list>
            <text:list-item>
              <text:list>
                <text:list-item>
                  <text:p text:style-name="P17">(prednaska)</text:p>
                </text:list-item>
              </text:list>
            </text:list-item>
          </text:list>
        </text:list-item>
      </text:list>
      <text:p text:style-name="P1"/>
      <text:h text:style-name="P42" text:outline-level="3">Petr Praus – referat</text:h>
      <text:h text:style-name="P60" text:outline-level="2">Sikuli – automatizace testovani GUI</text:h>
      <text:list xml:id="list29287234" text:style-name="L22">
        <text:list-item>
          <text:p text:style-name="P18">integrace s JUNIT</text:p>
        </text:list-item>
        <text:list-item>
          <text:p text:style-name="P18">python</text:p>
        </text:list-item>
        <text:list-item>
          <text:p text:style-name="P18">dela se to na zaklade screenshotu</text:p>
        </text:list-item>
      </text:list>
      <text:list xml:id="list29310420" text:style-name="L23">
        <text:list-item>
          <text:p text:style-name="P19">dalsi nastroje – Selenium</text:p>
        </text:list-item>
      </text:list>
      <text:p text:style-name="P1"/>
      <text:p text:style-name="P1"/>
      <text:h text:style-name="P42" text:outline-level="3">Monkey testing</text:h>
      <text:list xml:id="list29285836" text:style-name="L24">
        <text:list-item>
          <text:p text:style-name="P20">monkey – nastroj pro generovani nahodnych vstupu (z klavesnice, z mysi)</text:p>
        </text:list-item>
        <text:list-item>
          <text:p text:style-name="P20">pomoci teto metody bylo nalezeno 20 % chyb</text:p>
        </text:list-item>
        <text:list-item>
          <text:p text:style-name="P20">jinak <text:span text:style-name="T2">též zvaný Rachmaninov</text:span> testing</text:p>
        </text:list-item>
        <text:list-item>
          <text:p text:style-name="P20">hloupe opice spousti nahodne chytre opice</text:p>
        </text:list-item>
        <text:list-item>
          <text:p text:style-name="P20">pouzival Apple v roce 1983</text:p>
        </text:list-item>
      </text:list>
      <text:p text:style-name="P1"/>
      <text:p text:style-name="P3">Validace</text:p>
      <text:p text:style-name="P4">Jestli delame, co zakaznik chtel. Napr akceptacni testy</text:p>
      <text:p text:style-name="P4"/>
      <text:p text:style-name="P3"><text:soft-page-break/>Verifikace</text:p>
      <text:p text:style-name="P4">Overeni, jestli program funguje spravne.</text:p>
      <text:p text:style-name="P1"/>
      <text:h text:style-name="P45" text:outline-level="1"><text:span text:style-name="T3">metoda </text:span>Scrum</text:h>
      <text:list xml:id="list29291150" text:style-name="L25">
        <text:list-item>
          <text:p text:style-name="P59">1. komunikace lidí <text:span text:style-name="T2">(projektové řízení) </text:span></text:p>
        </text:list-item>
        <text:list-item>
          <text:p text:style-name="P39">backlog, jako hromada uhlí, ale nevíme, jak je hromada velká</text:p>
        </text:list-item>
        <text:list-item>
          <text:p text:style-name="P39">problémy se objevují, lidé přicházejí</text:p>
        </text:list-item>
        <text:list-item>
          <text:p text:style-name="P39">iterace – když nestíhám - dá se říct, že v téhle udělám tohle, v příští něco dalšího...</text:p>
        </text:list-item>
        <text:list-item>
          <text:p text:style-name="P39">burnout chart (graf, množství práce, závislé na čase)</text:p>
          <text:list>
            <text:list-item>
              <text:list>
                <text:list-item>
                  <text:p text:style-name="P40">úloha – stavy <text:span text:style-name="T3">= </text:span>active, closed</text:p>
                </text:list-item>
                <text:list-item>
                  <text:p text:style-name="P40">bug – <text:span text:style-name="T3">stavy = </text:span>active, <text:span text:style-name="T3">resolved (vyvojar opravil), closed (zakaznik nebo tester otestoval)</text:span></text:p>
                </text:list-item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31">2. změnové řízení (správa zdrojového kódu)</text:p>
        </text:list-item>
        <text:list-item>
          <text:p text:style-name="P31">3. oblast automatických buildů</text:p>
        </text:list-item>
      </text:list>
      <text:p text:style-name="P2"/>
      <text:p text:style-name="P2"/>
      <text:h text:style-name="P42" text:outline-level="3">Kvalita <text:span text:style-name="T2">kódu</text:span></text:h>
      <text:p text:style-name="P1"><text:span text:style-name="T2">=<text:tab/>rozdělené do logických celků, balíčků</text:span></text:p>
      <text:p text:style-name="P1"><text:span text:style-name="T2"><text:tab/><text:tab/>- modulů, když zákazník změní jeden požadavek, změním jeden modul</text:span></text:p>
      <text:p text:style-name="P1"><text:span text:style-name="T2"><text:tab/>čitelné</text:span></text:p>
      <text:p text:style-name="P1"><text:span text:style-name="T2"><text:tab/>znovupoužitelnost ()</text:span></text:p>
      <text:p text:style-name="P1"><text:span text:style-name="T2"><text:tab/>výkon (malé HW nároky) – optimalizace důležitá (dá se koupit lepší HW)</text:span></text:p>
      <text:p text:style-name="P1"><text:span text:style-name="T2"><text:tab/>udržovatelnost</text:span></text:p>
      <text:p text:style-name="P1"><text:span text:style-name="T2"><text:tab/>testovatelnost – kód napsaný v jedné metodě není možné otestovat</text:span></text:p>
      <text:p text:style-name="P1"><text:span text:style-name="T2"><text:tab/>jednoduchost – ne zbytečné podmínky, cykly </text:span></text:p>
      <text:p text:style-name="P1"><text:span text:style-name="T2"><text:tab/>dobrý error handling – dobře odchytané výjimky</text:span></text:p>
      <text:p text:style-name="P1"><text:span text:style-name="T2"><text:tab/>oddělení politiky od mechanismů (politika = výkonná vrstva, mechanismy = třeba přístup do <text:tab/><text:tab/>dbs)</text:span></text:p>
      <text:list xml:id="list29383420" text:style-name="L26">
        <text:list-item>
          <text:p text:style-name="P21"><text:span text:style-name="T2">Low coupling – rozdělení do jednotek</text:span></text:p>
        </text:list-item>
        <text:list-item>
          <text:p text:style-name="P21"><text:span text:style-name="T2">high cohesion – co nejvyšší specifikace v rámci jednotky</text:span></text:p>
        </text:list-item>
      </text:list>
      <text:p text:style-name="P1"><text:span text:style-name="T2"/></text:p>
      <text:p text:style-name="P1"><text:span text:style-name="T2"/></text:p>
      <text:h text:style-name="P42" text:outline-level="3"><text:soft-page-break/><text:span text:style-name="T2">Demeter law</text:span></text:h>
      <text:list xml:id="list29436190" text:style-name="L27">
        <text:list-item>
          <text:p text:style-name="P22"><text:span text:style-name="T2">Don</text:span><text:span text:style-name="T3">'t talk to strangers</text:span></text:p>
        </text:list-item>
        <text:list-item>
          <text:p text:style-name="P22"><text:span text:style-name="T2">vysvětleno</text:span><text:span text:style-name="T3"> v </text:span><text:span text:style-name="T2">článku </text:span><text:span text:style-name="T3">PaperBoy </text:span></text:p>
        </text:list-item>
      </text:list>
      <text:p text:style-name="P1"><text:span text:style-name="T3"/></text:p>
      <text:p text:style-name="P1"><text:span text:style-name="T3"/></text:p>
      <text:h text:style-name="P43" text:outline-level="3">Duplikace kódu</text:h>
      <text:list xml:id="list29495108" text:style-name="L28">
        <text:list-item>
          <text:p text:style-name="P23"><text:span text:style-name="T2">wizardi v IDE, programátoři věří svému IDE</text:span></text:p>
        </text:list-item>
        <text:list-item>
          <text:p text:style-name="P23"><text:span text:style-name="T2">Ctrl </text:span><text:span text:style-name="T3">+ C, Ctrl + V</text:span></text:p>
        </text:list-item>
        <text:list-item>
          <text:p text:style-name="P23"><text:span text:style-name="T3">program</text:span><text:span text:style-name="T2">átor neví, že to v projektu už je (problém dělby práce)</text:span></text:p>
        </text:list-item>
        <text:list-item>
          <text:p text:style-name="P23"><text:span text:style-name="T2">předčasná optimalizace</text:span></text:p>
        </text:list-item>
      </text:list>
      <text:p text:style-name="P1"><text:span text:style-name="T2"/></text:p>
      <text:p text:style-name="P1"><text:span text:style-name="T2"/></text:p>
      <text:h text:style-name="P43" text:outline-level="3">Normální formy</text:h>
      <text:list xml:id="list29545716" text:style-name="L30">
        <text:list-item>
          <text:p text:style-name="P24"><text:span text:style-name="T2">článek na Intervalu</text:span></text:p>
        </text:list-item>
      </text:list>
      <text:p text:style-name="P1"><text:span text:style-name="T2"/></text:p>
      <text:p text:style-name="P1"><text:span text:style-name="T2"/></text:p>
      <text:h text:style-name="P42" text:outline-level="3"><text:span text:style-name="T2">Předcházení duplikace kódu</text:span></text:h>
      <text:list xml:id="list29551528" text:style-name="L32">
        <text:list-item>
          <text:p text:style-name="P35"><text:span text:style-name="T2">technický vedoucí</text:span></text:p>
        </text:list-item>
      </text:list>
      <text:list xml:id="list29564050" text:style-name="L31">
        <text:list-item>
          <text:p text:style-name="P34"><text:span text:style-name="T2">komunikace mezi programátory</text:span></text:p>
        </text:list-item>
        <text:list-item>
          <text:p text:style-name="P34"><text:span text:style-name="T2">Generátory kédu</text:span></text:p>
        </text:list-item>
        <text:list-item>
          <text:p text:style-name="P34"><text:span text:style-name="T2">Frameworky</text:span></text:p>
        </text:list-item>
      </text:list>
      <text:p text:style-name="Text_20_body"><text:span text:style-name="T2"/></text:p>
      <text:p text:style-name="P33"><text:span text:style-name="T2">Opravování duplikace</text:span></text:p>
      <text:p text:style-name="Text_20_body"><text:span text:style-name="T2">Code review = statické testování kódu</text:span></text:p>
      <text:p text:style-name="Text_20_body"><text:span text:style-name="T2">refaktoring</text:span></text:p>
      <text:p text:style-name="Text_20_body"><text:span text:style-name="T2"/></text:p>
      <text:p text:style-name="Text_20_body"><text:span text:style-name="T2"/></text:p>
      <text:p text:style-name="Text_20_body"><text:span text:style-name="T2">MDD</text:span></text:p>
      <text:list xml:id="list29587485" text:style-name="L33">
        <text:list-item>
          <text:p text:style-name="P36"><text:span text:style-name="T2">centrální model, tak program funguje. Změna kódu </text:span><text:span text:style-name="T3">&lt;=&gt; </text:span><text:span text:style-name="T2">změna</text:span><text:span text:style-name="T3"> </text:span><text:span text:style-name="T2">modelu</text:span></text:p>
        </text:list-item>
        <text:list-item>
          <text:p text:style-name="P36"><text:span text:style-name="T2"/></text:p>
        </text:list-item>
      </text:list>
      <text:p text:style-name="Text_20_body"><text:span text:style-name="T2">Don</text:span><text:span text:style-name="T3">'t Repeat yourself</text:span></text:p>
      <text:list xml:id="list29588322" text:style-name="L34">
        <text:list-item>
          <text:p text:style-name="P37"><text:span text:style-name="T3">kazdy kus ma jednu jasnou myslenku, kdyz programuju neco jineho, neduplikuju kod</text:span></text:p>
        </text:list-item>
      </text:list>
      <text:p text:style-name="Text_20_body"><text:span text:style-name="T3"/></text:p>
      <text:p text:style-name="Text_20_body"><text:span text:style-name="T3"/></text:p>
      <text:p text:style-name="Text_20_body"><text:soft-page-break/><text:span text:style-name="T3">Code Smell</text:span></text:p>
      <text:list xml:id="list29589075" text:style-name="L35">
        <text:list-item>
          <text:p text:style-name="P38"><text:span text:style-name="T3">came from SMALLTALK</text:span></text:p>
        </text:list-item>
        <text:list-item>
          <text:p text:style-name="P38"><text:span text:style-name="T3">kdyz je v kodu neco spatne, kod smrdi</text:span></text:p>
        </text:list-item>
        <text:list-item>
          <text:p text:style-name="P38"><text:span text:style-name="T3">kdyz je neco spatne, muze za to programator</text:span></text:p>
        </text:list-item>
        <text:list-item>
          <text:p text:style-name="P38"><text:span text:style-name="T3">typicka reakce refaktoring</text:span></text:p>
        </text:list-item>
        <text:list-item>
          <text:p text:style-name="P38"><text:span text:style-name="T3">nejsou 100 % jistoty, ze je kod spatne</text:span></text:p>
          <text:p text:style-name="P38"><text:span text:style-name="T3"/></text:p>
        </text:list-item>
        <text:list-item>
          <text:p text:style-name="P38"><text:span text:style-name="T3">dlouhe metody resici vic funkcionalit – reseni extrakce metod</text:span></text:p>
        </text:list-item>
        <text:list-item>
          <text:p text:style-name="P38"><text:span text:style-name="T3">poruseni strukturovatelnosti</text:span></text:p>
        </text:list-item>
        <text:list-item>
          <text:p text:style-name="P38"><text:span text:style-name="T3">duplikace kodu</text:span></text:p>
        </text:list-item>
        <text:list-item>
          <text:p text:style-name="P38"><text:span text:style-name="T3"><text:s/>promenne tridy, dlouhe tridy, dlouhe metody, </text:span></text:p>
        </text:list-item>
        <text:list-item>
          <text:p text:style-name="P38"><text:span text:style-name="T3"><text:s/>promenne tridy = metoda, ktera funguje jinak na zaklade jednoho parametru</text:span></text:p>
        </text:list-item>
        <text:list-item>
          <text:p text:style-name="P38"><text:span text:style-name="T3">dlouhe seznamy parametru – predavat objekt, </text:span></text:p>
        </text:list-item>
        <text:list-item>
          <text:p text:style-name="P38"><text:span text:style-name="T3">Feature Envy – kdyz metoda saha casto do jine tridy, slouceni trid,</text:span></text:p>
        </text:list-item>
        <text:list-item>
          <text:p text:style-name="P38"><text:span text:style-name="T3">skupiny dat</text:span></text:p>
        </text:list-item>
      </text:list>
      <text:p text:style-name="Text_20_body"><text:span text:style-name="T3"/></text:p>
      <text:p text:style-name="Text_20_body"><text:span text:style-name="T3"/></text:p>
      <text:h text:style-name="P42" text:outline-level="3"><text:span text:style-name="T3">Refaktoring</text:span></text:h>
      <text:list xml:id="list30349696" text:style-name="L36">
        <text:list-item>
          <text:p text:style-name="P25"><text:span text:style-name="T3">prejmenovavani, extrahovani kodu – nemeni funkcionalitu, meni se struktura</text:span></text:p>
        </text:list-item>
        <text:list-item>
          <text:p text:style-name="P25"><text:span text:style-name="T3">motivace – aby to bylo prehlednejsi, uprava, citelnost,</text:span></text:p>
        </text:list-item>
        <text:list-item>
          <text:p text:style-name="P25"><text:span text:style-name="T3">Pri pridavani nove funkcnosti – nova funkcnost vyvolava zmenu kodu, ( vytahnuti interface ), </text:span></text:p>
        </text:list-item>
      </text:list>
      <text:p text:style-name="P1"><text:span text:style-name="T3"/></text:p>
      <text:p text:style-name="P1"><text:span text:style-name="T3"/></text:p>
      <text:p text:style-name="P1"><text:span text:style-name="T3">- psat dlouhe nazvy metod je podle Fowlera lepsi nez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6H53M22S</meta:editing-duration>
    <meta:editing-cycles>49</meta:editing-cycles>
    <meta:generator>OpenOffice.org/3.1$Win32 OpenOffice.org_project/310m19$Build-9420</meta:generator>
    <dc:date>2010-11-12T11:35:36.58</dc:date>
    <meta:document-statistic meta:table-count="0" meta:image-count="0" meta:object-count="0" meta:page-count="10" meta:paragraph-count="277" meta:word-count="1910" meta:character-count="12445"/>
    <meta:user-defined meta:name="Info 1"/>
    <meta:user-defined meta:name="Info 2"/>
    <meta:user-defined meta:name="Info 3"/>
    <meta:user-defined meta:name="Info 4"/>
  </office:meta>
</office:document-meta>
</file>